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29cm"/>
    </style:style>
    <style:style style:name="co3" style:family="table-column">
      <style:table-column-properties fo:break-before="auto" style:column-width="1.076cm"/>
    </style:style>
    <style:style style:name="co4" style:family="table-column">
      <style:table-column-properties fo:break-before="auto" style:column-width="1.348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226cm"/>
    </style:style>
    <style:style style:name="co7" style:family="table-column">
      <style:table-column-properties fo:break-before="auto" style:column-width="1.591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074cm"/>
    </style:style>
    <style:style style:name="co11" style:family="table-column">
      <style:table-column-properties fo:break-before="auto" style:column-width="2.498cm"/>
    </style:style>
    <style:style style:name="co12" style:family="table-column">
      <style:table-column-properties fo:break-before="auto" style:column-width="1.953cm"/>
    </style:style>
    <style:style style:name="co13" style:family="table-column">
      <style:table-column-properties fo:break-before="auto" style:column-width="1.4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b2b2b2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ySQL</text:p>
          </table:table-cell>
          <table:table-cell office:value-type="string" calcext:value-type="string">
            <text:p>APC</text:p>
          </table:table-cell>
          <table:table-cell office:value-type="string" calcext:value-type="string">
            <text:p>vsFTP</text:p>
          </table:table-cell>
          <table:table-cell office:value-type="string" calcext:value-type="string">
            <text:p>Varnish</text:p>
          </table:table-cell>
          <table:table-cell office:value-type="string" calcext:value-type="string">
            <text:p>Pagespeed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Magento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phpMyAdmin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PHP-FPM</text:p>
          </table:table-cell>
          <table:table-cell office:value-type="string" calcext:value-type="string">
            <text:p>HHVM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Config-1</text:p>
          </table:table-cell>
          <table:table-cell table:style-name="ce2" table:number-columns-repeated="6"/>
          <table:table-cell table:style-name="ce4" table:number-columns-repeated="2"/>
          <table:table-cell table:style-name="ce2" table:number-columns-repeated="3"/>
          <table:table-cell table:style-name="ce4"/>
          <table:table-cell table:style-name="ce3"/>
          <table:table-cell office:value-type="string" calcext:value-type="string">
            <text:p>Achieved</text:p>
          </table:table-cell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2" table:number-columns-repeated="6"/>
          <table:table-cell table:style-name="ce4" table:number-columns-repeated="2"/>
          <table:table-cell table:style-name="ce2" table:number-columns-repeated="3"/>
          <table:table-cell table:style-name="ce4"/>
          <table:table-cell table:style-name="ce2"/>
          <table:table-cell office:value-type="string" calcext:value-type="string">
            <text:p>Desired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3">
            <text:p>Config-2</text:p>
          </table:table-cell>
          <table:table-cell table:style-name="ce2" table:number-columns-repeated="4"/>
          <table:table-cell table:style-name="ce3">
            <office:annotation office:display="true" draw:style-name="gr1" draw:text-style-name="P1" svg:width="9.352cm" svg:height="0.596cm" svg:x="10.708cm" svg:y="2.382cm" draw:caption-point-x="-0.723cm" draw:caption-point-y="0.788cm">
              <dc:date>2014-10-26T00:00:00</dc:date>
              <text:p text:style-name="P1">Need to compile nginx with pagespeed; Defered for future</text:p>
            </office:annotation>
          </table:table-cell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style-name="ce3"/>
          <table:table-cell office:value-type="string" calcext:value-type="string">
            <text:p>Achieved</text:p>
          </table:table-cell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2" table:number-columns-repeated="5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office:value-type="string" calcext:value-type="string">
            <text:p>Desired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3">
            <text:p>Config-3</text:p>
          </table:table-cell>
          <table:table-cell table:style-name="ce2" table:number-columns-repeated="6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3"/>
          <table:table-cell office:value-type="string" calcext:value-type="string">
            <text:p>Achieved</text:p>
          </table:table-cell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2" table:number-columns-repeated="6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/>
          <table:table-cell office:value-type="string" calcext:value-type="string">
            <text:p>Desired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3">
            <text:p>Config-4</text:p>
          </table:table-cell>
          <table:table-cell table:style-name="ce2" table:number-columns-repeated="4"/>
          <table:table-cell table:style-name="ce3">
            <office:annotation office:display="true" draw:style-name="gr1" draw:text-style-name="P1" svg:width="9.352cm" svg:height="0.596cm" svg:x="10.708cm" svg:y="7.801cm" draw:caption-point-x="-0.723cm" draw:caption-point-y="0.788cm">
              <dc:date>2014-10-26T00:00:00</dc:date>
              <text:p text:style-name="P1">Need to compile nginx with pagespeed; Defered for future</text:p>
            </office:annotation>
          </table:table-cell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style-name="ce3"/>
          <table:table-cell office:value-type="string" calcext:value-type="string">
            <text:p>Achieved</text:p>
          </table:table-cell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2" table:number-columns-repeated="5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office:value-type="string" calcext:value-type="string">
            <text:p>Desir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6T02:36:36.278508001</meta:creation-date>
    <dc:date>2014-10-26T03:35:32.846077872</dc:date>
    <meta:editing-duration>PT49M11S</meta:editing-duration>
    <meta:editing-cycles>3</meta:editing-cycles>
    <meta:generator>LibreOffice/4.2.6.3$Linux_X86_64 LibreOffice_project/420m0$Build-3</meta:generator>
    <meta:document-statistic meta:table-count="1" meta:cell-count="25" meta:object-count="0"/>
  </office:meta>
</office:document-meta>
</file>